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02cm" fo:min-width="2.16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2.133cm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000000" draw:marker-start-width="0.279cm" draw:marker-end="Symmetric_20_Arrow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2.417cm"/>
    </style:style>
    <style:style style:name="gr8" style:family="graphic" style:parent-style-name="standard">
      <style:graphic-properties draw:stroke="none" svg:stroke-color="#000000" draw:fill="none" draw:fill-color="#ffffff" fo:min-height="2.122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cccccc"/>
      <style:paragraph-properties fo:text-align="center"/>
      <style:text-properties style:font-name="Source Code Pro" fo:font-size="16pt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text-properties style:font-name="Source Code Pro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Source Code Pro" fo:font-size="14pt" style:font-size-asian="14pt" style:font-size-complex="14pt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1.27cm" svg:x="6.923cm" svg:y="1.816cm">
          <text:p text:style-name="P1"><text:span text:style-name="T1">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667cm" svg:height="1.27cm" svg:x="6.923cm" svg:y="5.645cm">
          <text:p text:style-name="P1"><text:span text:style-name="T1">Rea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667cm" svg:height="1.27cm" svg:x="10.703cm" svg:y="5.626cm">
          <text:p text:style-name="P1"><text:span text:style-name="T1">Finis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667cm" svg:height="1.27cm" svg:x="6.923cm" svg:y="9.501cm">
          <text:p text:style-name="P1"><text:span text:style-name="T1">Pas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256cm" svg:y1="3.086cm" svg:x2="8.256cm" svg:y2="5.645cm" draw:start-shape="id1" draw:start-glue-point="2" draw:end-shape="id2" draw:end-glue-point="0" svg:d="M8256 3086v2559" svg:viewBox="0 0 1 2560">
          <text:p/>
        </draw:connector>
        <draw:connector draw:style-name="gr3" draw:text-style-name="P3" draw:layer="layout" svg:x1="8.256cm" svg:y1="6.915cm" svg:x2="8.256cm" svg:y2="9.501cm" draw:start-shape="id2" draw:start-glue-point="2" draw:end-shape="id3" draw:end-glue-point="0" svg:d="M8256 6915v2586" svg:viewBox="0 0 1 2587">
          <text:p/>
        </draw:connector>
        <draw:connector draw:style-name="gr4" draw:text-style-name="P4" draw:layer="layout" svg:x1="9.59cm" svg:y1="10.136cm" svg:x2="12.036cm" svg:y2="6.896cm" draw:start-shape="id3" draw:start-glue-point="1" draw:end-shape="id4" draw:end-glue-point="2" svg:d="M9590 10136h2446v-3240" svg:viewBox="0 0 2447 3241">
          <text:p/>
        </draw:connector>
        <draw:connector draw:style-name="gr5" draw:text-style-name="P4" xml:id="id5" draw:id="id5" draw:layer="layout" draw:line-skew="-2.021cm" svg:x1="6.923cm" svg:y1="10.136cm" svg:x2="6.923cm" svg:y2="2.451cm" draw:start-shape="id3" draw:start-glue-point="3" draw:end-shape="id1" draw:end-glue-point="3" svg:d="M6923 10136h-2540v-7685h2540" svg:viewBox="0 0 2541 7686">
          <text:p text:style-name="P3"/>
        </draw:connector>
        <draw:connector draw:style-name="gr6" draw:text-style-name="P4" draw:layer="layout" draw:line-skew="0.908cm" svg:x1="6.923cm" svg:y1="6.28cm" svg:x2="4.383cm" svg:y2="6.293cm" draw:start-shape="id2" draw:start-glue-point="3" draw:end-shape="id5" draw:end-glue-point="0" svg:d="M6923 6280h-2159v13h-381" svg:viewBox="0 0 2541 14">
          <text:p/>
        </draw:connector>
        <draw:connector draw:style-name="gr4" draw:text-style-name="P4" draw:layer="layout" svg:x1="12.036cm" svg:y1="5.626cm" svg:x2="9.59cm" svg:y2="2.451cm" draw:start-shape="id4" draw:start-glue-point="0" draw:end-shape="id1" draw:end-glue-point="1" svg:d="M12036 5626v-3175h-2446" svg:viewBox="0 0 2447 3176">
          <text:p/>
        </draw:connector>
        <draw:frame draw:style-name="gr7" draw:text-style-name="P6" draw:layer="layout" svg:width="3.175cm" svg:height="2.667cm" svg:x="1.081cm" svg:y="5.372cm">
          <draw:text-box>
            <text:p text:style-name="P5"><text:span text:style-name="T2">Invalid </text:span></text:p>
            <text:p text:style-name="P5"><text:span text:style-name="T2">input or</text:span></text:p>
            <text:p text:style-name="P5"><text:span text:style-name="T2">error</text:span></text:p>
          </draw:text-box>
        </draw:frame>
        <draw:frame draw:style-name="gr8" draw:text-style-name="P6" draw:layer="layout" svg:width="4.064cm" svg:height="2.372cm" svg:x="8.32cm" svg:y="3.34cm">
          <draw:text-box>
            <text:p text:style-name="P5"><text:span text:style-name="T2">Data</text:span></text:p>
            <text:p text:style-name="P5"><text:span text:style-name="T2">availab</text:span><text:span text:style-name="T2">le</text:span></text:p>
          </draw:text-box>
        </draw:frame>
        <draw:frame draw:style-name="gr8" draw:text-style-name="P6" draw:layer="layout" svg:width="4.064cm" svg:height="2.372cm" svg:x="8.32cm" svg:y="7.404cm">
          <draw:text-box>
            <text:p text:style-name="P5"><text:span text:style-name="T2">Header </text:span></text:p>
            <text:p text:style-name="P5"><text:span text:style-name="T2">parsed</text:span></text:p>
          </draw:text-box>
        </draw:frame>
        <draw:frame draw:style-name="gr8" draw:text-style-name="P6" draw:layer="layout" svg:width="4.064cm" svg:height="2.372cm" svg:x="12.257cm" svg:y="7.572cm">
          <draw:text-box>
            <text:p text:style-name="P5"><text:span text:style-name="T2">All data</text:span></text:p>
            <text:p text:style-name="P5"><text:span text:style-name="T2">passed</text:span></text:p>
          </draw:text-box>
        </draw:frame>
        <draw:frame draw:style-name="gr8" draw:text-style-name="P6" draw:layer="layout" svg:width="4.064cm" svg:height="2.372cm" svg:x="12.257cm" svg:y="2.578cm">
          <draw:text-box>
            <text:p text:style-name="P5"><text:span text:style-name="T2">Last byte </text:span></text:p>
            <text:p text:style-name="P5"><text:span text:style-name="T2">read from </text:span></text:p>
            <text:p text:style-name="P5"><text:span text:style-name="T2">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1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09:19:38.136811164</meta:creation-date>
    <dc:date>2019-07-24T09:57:06.201779322</dc:date>
    <meta:editing-duration>PT5M47S</meta:editing-duration>
    <meta:editing-cycles>2</meta:editing-cycles>
    <meta:generator>LibreOffice/6.2.4.2.0$Linux_X86_64 LibreOffice_project/20$Build-2</meta:generator>
    <meta:document-statistic meta:object-count="15"/>
  </office:meta>
</office:document-meta>
</file>